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text-properties officeooo:rsid="001468c8" officeooo:paragraph-rsid="001468c8"/>
    </style:style>
    <style:style style:name="P3" style:family="paragraph" style:parent-style-name="Text_20_body">
      <style:text-properties officeooo:rsid="00154c14" officeooo:paragraph-rsid="00154c14"/>
    </style:style>
    <style:style style:name="P4" style:family="paragraph" style:parent-style-name="Text_20_body">
      <style:text-properties officeooo:rsid="00154c14" officeooo:paragraph-rsid="00158c80"/>
    </style:style>
    <style:style style:name="P5" style:family="paragraph" style:parent-style-name="Text_20_body">
      <style:text-properties officeooo:rsid="00154c14" officeooo:paragraph-rsid="0018cdec"/>
    </style:style>
    <style:style style:name="P6" style:family="paragraph" style:parent-style-name="Text_20_body">
      <style:text-properties officeooo:rsid="00162be9" officeooo:paragraph-rsid="00162be9"/>
    </style:style>
    <style:style style:name="P7" style:family="paragraph" style:parent-style-name="Text_20_body">
      <style:text-properties officeooo:rsid="0018cdec" officeooo:paragraph-rsid="001a36f9"/>
    </style:style>
    <style:style style:name="P8" style:family="paragraph" style:parent-style-name="Text_20_body">
      <style:text-properties officeooo:rsid="001aa5fb" officeooo:paragraph-rsid="001aa5fb"/>
    </style:style>
    <style:style style:name="P9" style:family="paragraph" style:parent-style-name="Text_20_body">
      <style:text-properties officeooo:rsid="001c6eec" officeooo:paragraph-rsid="001c6eec"/>
    </style:style>
    <style:style style:name="P10" style:family="paragraph" style:parent-style-name="Text_20_body">
      <style:text-properties officeooo:rsid="001c6eec" officeooo:paragraph-rsid="0034e37c"/>
    </style:style>
    <style:style style:name="P11" style:family="paragraph" style:parent-style-name="Text_20_body">
      <style:text-properties officeooo:paragraph-rsid="0034e37c"/>
    </style:style>
    <style:style style:name="P12" style:family="paragraph" style:parent-style-name="Text_20_body" style:list-style-name="L1">
      <style:text-properties officeooo:rsid="001055d8" officeooo:paragraph-rsid="001055d8"/>
    </style:style>
    <style:style style:name="P13" style:family="paragraph" style:parent-style-name="Text_20_body">
      <style:text-properties officeooo:rsid="001055d8" officeooo:paragraph-rsid="001055d8"/>
    </style:style>
    <style:style style:name="P14" style:family="paragraph" style:parent-style-name="Text_20_body">
      <style:text-properties officeooo:rsid="001c6eec" officeooo:paragraph-rsid="003bd4dd"/>
    </style:style>
    <style:style style:name="P15" style:family="paragraph" style:parent-style-name="Text_20_body">
      <style:text-properties officeooo:rsid="001c6eec" officeooo:paragraph-rsid="004eef41"/>
    </style:style>
    <style:style style:name="P16" style:family="paragraph" style:parent-style-name="Text_20_body">
      <style:text-properties officeooo:rsid="003f94d4" officeooo:paragraph-rsid="003f94d4"/>
    </style:style>
    <style:style style:name="P17" style:family="paragraph" style:parent-style-name="Text_20_body">
      <style:text-properties officeooo:rsid="0048eaf7" officeooo:paragraph-rsid="004adc24"/>
    </style:style>
    <style:style style:name="P18" style:family="paragraph" style:parent-style-name="Heading_20_1">
      <style:text-properties officeooo:paragraph-rsid="000fb87d"/>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style:style style:name="T5" style:family="text">
      <style:text-properties officeooo:rsid="00180919"/>
    </style:style>
    <style:style style:name="T6" style:family="text">
      <style:text-properties officeooo:rsid="001a36f9"/>
    </style:style>
    <style:style style:name="T7" style:family="text">
      <style:text-properties officeooo:rsid="001aa5fb"/>
    </style:style>
    <style:style style:name="T8" style:family="text">
      <style:text-properties officeooo:rsid="001c383e"/>
    </style:style>
    <style:style style:name="T9" style:family="text">
      <style:text-properties officeooo:rsid="001c6eec"/>
    </style:style>
    <style:style style:name="T10" style:family="text">
      <style:text-properties officeooo:rsid="00202792"/>
    </style:style>
    <style:style style:name="T11" style:family="text">
      <style:text-properties officeooo:rsid="00246c61"/>
    </style:style>
    <style:style style:name="T12" style:family="text">
      <style:text-properties officeooo:rsid="002b463a"/>
    </style:style>
    <style:style style:name="T13" style:family="text">
      <style:text-properties officeooo:rsid="0031914b"/>
    </style:style>
    <style:style style:name="T14" style:family="text">
      <style:text-properties officeooo:rsid="00328208"/>
    </style:style>
    <style:style style:name="T15" style:family="text">
      <style:text-properties officeooo:rsid="0032d127"/>
    </style:style>
    <style:style style:name="T16" style:family="text">
      <style:text-properties fo:color="#ff3333" officeooo:rsid="001a36f9"/>
    </style:style>
    <style:style style:name="T17" style:family="text">
      <style:text-properties officeooo:rsid="004adc24"/>
    </style:style>
    <style:style style:name="T18" style:family="text">
      <style:text-properties officeooo:rsid="004d11e6"/>
    </style:style>
    <style:style style:name="T19" style:family="text">
      <style:text-properties officeooo:rsid="004eef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p text:style-name="Text_20_body"/>
      <text:p text:style-name="P1"/>
      <text:h text:style-name="Heading_20_1" text:outline-level="1">Zweckbestimmung</text:h>
      <text:p text:style-name="P1">Die Partei ist ein Vehikel, den <text:span text:style-name="T1">Öffentlichen</text:span> Diskurs auf die relevanten Themen der Gesellschaft zu lenken. <text:span text:style-name="T2">Das relevante Thema, das uns angeht, ist die Zukunft; denn dies ist der Raum, der durch die Gegenwart gestaltbar ist.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2">Der Ausgangspunkt soll einfach sein, er soll bei der Frage liegen: <text:span text:style-name="T13">W</text:span>ie kann unsere Gesellschaft aufgebaut und <text:span text:style-name="T13">s</text:span>trukturiert sein, sodass sie unseren Kindern <text:span text:style-name="T7">eine</text:span> <text:span text:style-name="T3">gute Gesellschaft ist. </text:span></text:p>
      <text:p text:style-name="P3">Als gute Gesellschaft möge die Fähigkeit gelten, die unsere Kinder zu wahreren, <text:span text:style-name="T13">k</text:span>lügeren und besseren Menschen <text:span text:style-name="T14">macht,</text:span> als wir es sind. Es ist ein Freude anzuschauen.</text:p>
      <text:p text:style-name="P3">Ausgangspunkt jeden Poltischen Handelns wird so die Frage nach der Zweckhaftigkeit für unser<text:span text:style-name="T14">e</text:span> Kinder. Das ist ein radikaler Wandel der Perspektive; das <text:span text:style-name="T14">E</text:span>infache und <text:span text:style-name="T14">V</text:span>orliegende in den Blick zu nehmen, fällt schwer in der heutigen Zeit. </text:p>
      <text:p text:style-name="P3">Es ist leicht einzusehen und nachzufühlen, das<text:span text:style-name="T14">s</text:span> die durch die Kinder gestiftete Verantwortung ein uns angehende<text:span text:style-name="T10">r</text:span> und bereichernder Teil des Daseins ist.</text:p>
      <text:p text:style-name="P5">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Selbst in den tragischen Schicksalen von Ausgrenzung und Verstoßung sind wir Zeichen dieser Verantwortung, die, wenn nicht von den konkreten Menschen ausgeübt, durch die Institutionen angenommen wird. Hier ist eine einfache und klare Natur des Menschen erkennbar.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mündigen Bürger. </text:span></text:p>
      <text:p text:style-name="P8">Mit dieser Verantwortung gegenüber unseren Kindern nehmen wir auch die Verantwortung für uns selbst an, denn wir selbst sind das notwendige Hilfsmittel, durch das sich diese Verantwortung realisiert. Wir sind uns selb<text:span text:style-name="T8">s</text:span>t gegenüber <text:span text:style-name="T14">v</text:span>erantwortlich, <text:span text:style-name="T8">weil</text:span> wir <text:span text:style-name="T8">unseren</text:span> Kindern <text:span text:style-name="T8">gegenüber</text:span> verantwortlich sind, und <text:span text:style-name="T8">niemand</text:span> sonst diese Verantwortung <text:span text:style-name="T8">übernehmen</text:span> könnte. Niemand sonst ist <text:span text:style-name="T8">verpflichtet. Eine Politik die sich an den Kindern ausrichtet ist somit immer auch eine Politik die sich an den Menschen ausrichtet.</text:span></text:p>
      <text:p text:style-name="P11"><text:span text:style-name="T7">Aus dem Blickwinkel des „Zweckhaft für die Kinder“ werden sich meisten bisher politisch getroffenen Entscheidungen als gänzlich falsch bis verheerend und katastrophal darstellen. So ist es, wenn die Gegenwart auf Kosten der Zukunft lebt. Nehmen wir diese Haltung der Verantwortung ein, erkennen wir sogleich die absolute Radikalität dieses Denkens; zu weit ist die heutige Politik von einer Verantwortung den Menschen gegenüber entfernt. Es beginnt in der Wirtschaft: „Man muß begreifen, daß die ganze Sphäre der Produktion, der Arbeit und der Produktivkräfte in die </text:span><text:soft-page-break/><text:span text:style-name="T7">Sphäre der &lt;&lt;Konsumtion&gt;&gt; kippt, d.h.</text:span> <text:span text:style-name="T15">i</text:span>n die Sphäre einer allgemeinen Axiomatik, eines codierten<text:line-break/>Zeichenaustauschs, eines durchgängigen Designs des Lebens. ...“ und weiter „Wenn die Produktion<text:line-break/>diese Zirkularität erreicht und sich um sich selbst dreht, verliert sie jede objektive Determination.<text:line-break/>Sie verzaubert sich selbst zu einem Mythos durch ihre eigenen zu Zeichen geronnenen<text:line-break/>Bestimmungen.“ <text:span text:style-name="T12">[J.B. Der symbolische Tausch und der Tod].</text:span> <text:span text:style-name="T9">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 um mehr Zeit zu haben; Zeit die wir unseren Kindern widmen, wie es unsere Verantwortung ist. Da die Verantwortung ein Teil unseres Daseins ist, ist hier auch Lust, und in der Lust auch Befriedigung, echte Befriedigung, wie es der Konsum nicht zu leisten vermag. Es beginnt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Arbeiten Menschen, die Plakate und Prospekte werden verteilt und plakatiert, immer opfern Menschen ihre begrenzte Lebenszeit. </text:span></text:p>
      <text:p text:style-name="P10">So klar es bei der Werbung ist, so klar ist es mit dem Kriegsgerät. Krieg widerspricht dem Lebenszweck und leugnet unsere Verantwortung gegenüber dem Leben. Wir müssen aufhören. Auch hier ist so viel Lebenszeit die unwiederbringlich verloren geht. Die Zeit, die diese Erwachsenen nicht mit den Kindern verbringen, sie ist verloren, für die Kinder und auch für die Erwachsenen. Sie ist verloren für uns alle.</text:p>
      <text:p text:style-name="P15">Die<text:span text:style-name="T11">s alles sind</text:span> Kapriolen des Rationalen - <text:span text:style-name="T11">Die Dialektik der Aufklärung. Diese Rationalität ist auf sich selbst bezogen und nicht mehr auf das Leben, so wird diese übersteigerte Rationalität irrational. <text:s/>„“[dda]. Sie sind das Ergebnis einer Rationalität, die sich abgelöst hat vom Zweck und damit auch von der Welt und den Menschen. An diesen Stellen können uns die Kinder helfen die Welt und die Menschen wieder in den Blick zu nehmen, die Bedürftigkeit zu objektivieren und zu begründen, die Kinder in den Blick genommen, bewahrt uns vor dem Überschlag des Denkens, sogar vor dem popeligen „eigenen Vorteil“. Hans Johnas "Sieh hin und du weißt" können wir als Vorwegnahme des Spiegelneuronen Prinzips verstehen. Wir sind bestens ausgestattet die Bedürftigkeit in anderen zu erkennen, zu reflektieren und sie zu unseren eigenen zu machen. In der Verantwortung für unsere Kinder finden wir eine ähnliche Subjekt-Entlastung wie im Ritus oder im Spiel [frei nach B.C.H]. Denn sie macht uns zum Teil eines größeren Systems, eines „Sorge Systems“. [B.S. Logik der Sorge] <text:s/>Es entsteht ein generativer Vertrag der die Geschichte stiftet, in der wir alle eine Heimat finden: Denn was bleibt sind die bunten Geschichten. Die eigene Individuelle Geschichte ist auf wohl und wehe mit der Kollektiven verknüpft die zu Ende ginge ohne unsere Kinder. Kalt und leer </text:span><text:soft-page-break/><text:span text:style-name="T11">ist die Welt der letzten Menschen. </text:span></text:p>
      <text:p text:style-name="P15"><text:span text:style-name="T19">Das durch die Verantwortung gestiftete Sorge System weißt eine differenzierte Struktur aus, es sind die Mündigen deren Aufgabe und Pflicht es ist die unmündigen zur Mündigkeit zu verhelfen. Unserer Aufgeklärte Gesellschaft, ihr ganzes Demokratische System hängt an der Fähigkeit diese Mündigkeit zu bewahren, im Strome der vergehenden Zeit bedeutet bewahren, dass die nächste Generation von Menschen mindestens mündig ist wie wir. Die nächste Generation von Menschen, sie sind unsere Kinder, keine Fremden, und wir sind ihre Eltern und Großeltern, ihrer Verwandten, die Freunde dieser Menschen. Immer sind wir den Kindern gegenüber in der Pflicht, die sich aus dieser Verantwortung, ableitet. Es ist ein Generativer Vertrag der sich zwischen Eltern und Kindern, aber im Besonderen auch zwischen Kindern und Großeltern entfaltet, sie verbinden die Kinder mit dem Vergangenen und angereicherten Kulturellen, wie B. Stiegler es <text:s/>nennt, dem Symbolischen Milieu. Erst in diesem Generativen Gefüge ist es den Kindern möglich eine konkrete Beziehung mit dem Gesellschaftlichen, dem Symbolischen Milieu auf zu nehmen und selbst in der Abfolge der Generationen diese Rollen ausüben zu können. </text:span></text:p>
      <text:p text:style-name="P17">Einen weiteren Menschen kommt aus der Sicht des 'wohles für Kinder' eine besondere Beachtung zu, der Mutter. Sie ist, ob an der Erziehung beteiligt oder nicht, der Mensch durch den wir alle <text:span text:style-name="T18">in</text:span> die Welt kommen, ein jeder von uns hat eine Mutter. <text:span text:style-name="T17">So gilt ihr unsere Sorge wenn unsere Sorge den Kindern gilt. Es gibt keine glücklichen Kinder mit unglücklichen Müttern (Hier sind die Erzieher, das Soziale Umfeld der Kinder gemeint). Deswegen, schon heute, stellen wir die Mütter unter unseren besonderen Schutz: „Jede Mutter hat Anspruch auf den Schutz und die Fürsorge der Gemeinschaft.“[GG §6(4)]. </text:span></text:p>
      <text:p text:style-name="P14"><text:span text:style-name="T11"><text:s text:c="2"/></text:span></text:p>
      <text:p text:style-name="P9"/>
      <text:p text:style-name="P9"/>
      <text:p text:style-name="P9"/>
      <text:p text:style-name="P7">Es ist das Leben selbst, das als ein Zweck von uns allen erkannt werden kann. „<text:span text:style-name="T6">In jedem Zweck erklärt sich das Leben für sich selber und gegen das Nichts. Gegen diesen Spruch des Seins für sich selbst gibt es keinen Gegenspruch</text:span>, <text:span text:style-name="T6">da selbst die Verneinung des Seins ein </text:span><text:span text:style-name="T16">Interessent</text:span><text:span text:style-name="T6"> und Zweck verrät“[hj 155]</text:span></text:p>
      <text:p text:style-name="P4"/>
      <text:p text:style-name="P4"/>
      <text:p text:style-name="P4">1902 veröffentlichte die schwedische Reformpädagogin <text:a xlink:type="simple" xlink:href="https://de.wikipedia.org/wiki/Ellen_Key">Ellen Key</text:a> ihr Buch „Jahrhundert des Kindes“. Womit sie den Schutz, die Bedürfnisse und Rechte der Kinder in das Blickfeld einer zunehmend aufgeklärten Öffentlichkeit rückte.</text:p>
      <text:p text:style-name="P8"/>
      <text:p text:style-name="P4"/>
      <text:p text:style-name="P4"/>
      <text:p text:style-name="P6">Diese Perspektive, nur für einen kurzen Moment in den Blick genommen, zeigt, wie Radikal</text:p>
      <text:p text:style-name="P3"/>
      <text:h text:style-name="P18" text:outline-level="1">Ziele</text:h>
      <text:p text:style-name="P1">Veränderung der Gesellschaftlichen Wertvorstellungen zu einer Bedürfnis Orientierten <text:soft-page-break/>Wirtschaftsform deren Mittelpunkt das <text:span text:style-name="T5">W</text:span>ohl der uns zur Verantwortung gegeben Kindern ist.</text:p>
      <text:p text:style-name="P1"/>
      <text:list xml:id="list5628990071049138940" text:style-name="L1">
        <text:list-item>
          <text:p text:style-name="P12">Weniger Produktion → weniger Arbeit → mehr zeit für Kinder</text:p>
        </text:list-item>
        <text:list-item>
          <text:p text:style-name="P12">Pazifismus</text:p>
        </text:list-item>
      </text:list>
      <text:p text:style-name="P13"/>
      <text:p text:style-name="P13"/>
      <text:p text:style-name="P13"/>
      <text:p text:style-name="P13"/>
      <text:p text:style-name="P13"/>
      <text:p text:style-name="P16">REIN SCHREIN</text:p>
      <text:p text:style-name="P16">SCHW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47</meta:editing-cycles>
    <meta:editing-duration>P3DT14H15M38S</meta:editing-duration>
    <dc:date>2015-09-06T17:45:43.617743264</dc:date>
    <dc:creator>Urs Zeidler</dc:creator>
    <meta:document-statistic meta:table-count="0" meta:image-count="0" meta:object-count="0" meta:page-count="4" meta:paragraph-count="24" meta:word-count="1565" meta:character-count="10483" meta:non-whitespace-character-count="8929"/>
    <meta:user-defined meta:name="Info 1"/>
    <meta:user-defined meta:name="Info 2"/>
    <meta:user-defined meta:name="Info 3"/>
    <meta:user-defined meta:name="Info 4"/>
  </office:meta>
</office:document-meta>
</file>